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13435">
            <text:p>213435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12917">
            <text:p>21291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10773">
            <text:p>210773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209465">
            <text:p>209465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207634">
            <text:p>207634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205905">
            <text:p>205905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202990">
            <text:p>202990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213024">
            <text:p>213024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208389">
            <text:p>208389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204178">
            <text:p>204178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200210">
            <text:p>200210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98674">
            <text:p>198674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91726">
            <text:p>191726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90839">
            <text:p>190839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84948">
            <text:p>184948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77644">
            <text:p>177644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72541">
            <text:p>172541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70099">
            <text:p>170099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66831">
            <text:p>166831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63027">
            <text:p>163027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58273">
            <text:p>158273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53222">
            <text:p>153222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48220">
            <text:p>148220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41942">
            <text:p>141942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36675">
            <text:p>136675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31646">
            <text:p>131646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26168">
            <text:p>126168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19199">
            <text:p>119199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12065">
            <text:p>112065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04118">
            <text:p>104118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95923">
            <text:p>95923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87956">
            <text:p>87956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80110">
            <text:p>8011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73235">
            <text:p>7323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65719">
            <text:p>65719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57786">
            <text:p>5778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49515">
            <text:p>49515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9885">
            <text:p>39885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35136">
            <text:p>3513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8768">
            <text:p>28768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5374">
            <text:p>25374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20410">
            <text:p>20410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7963">
            <text:p>17963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3910">
            <text:p>13910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1748">
            <text:p>11748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9942">
            <text:p>994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7798">
            <text:p>7798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6391">
            <text:p>639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5232">
            <text:p>5232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29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29:41.75</dc:date>
    <meta:editing-duration>PT35S</meta:editing-duration>
    <meta:editing-cycles>1</meta:editing-cycles>
    <meta:generator>OpenOffice/4.1.2$Win32 OpenOffice.org_project/412m3$Build-9782</meta:generator>
    <meta:document-statistic meta:table-count="3" meta:cell-count="200" meta:object-count="0"/>
  </office:meta>
</office:document-meta>
</file>